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05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2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host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Ask01.dev</text:span></text:p>
              </text:list-item>
              <text:list-item>
                <text:p text:style-name="P6"><text:span text:style-name="T3"><text:s/></text:span><text:span text:style-name="T3">Paste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creation-date>2008-09-05T16:54:54</meta:creation-date>
    <dc:date>2011-08-02T15:08:25</dc:date>
    <meta:editing-cycles>38</meta:editing-cycles>
    <meta:editing-duration>PT12H52M1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